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D000000CEC497DE4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37f7ad" officeooo:paragraph-rsid="0037f7ad"/>
    </style:style>
    <style:style style:name="P2" style:family="paragraph" style:parent-style-name="Text_20_body">
      <style:paragraph-properties fo:margin-top="1in" fo:margin-bottom="0.0402in" style:contextual-spacing="false"/>
      <style:text-properties fo:font-weight="bold" officeooo:paragraph-rsid="002604ca" style:font-weight-asian="bold" style:font-weight-complex="bold"/>
    </style:style>
    <style:style style:name="P3" style:family="paragraph" style:parent-style-name="Text_20_body">
      <style:paragraph-properties fo:margin-top="0in" fo:margin-bottom="0.0402in" style:contextual-spacing="false" fo:text-align="start" style:justify-single-word="false"/>
      <style:text-properties style:font-name="Times New Roman" fo:font-size="18pt" fo:language="bg" fo:country="BG" fo:font-weight="normal" officeooo:rsid="0028c911" officeooo:paragraph-rsid="0029bd7f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margin-top="0in" fo:margin-bottom="0.0402in" style:contextual-spacing="false" fo:text-align="end" style:justify-single-word="false"/>
      <style:text-properties style:font-name="Times New Roman" fo:font-size="18pt" fo:language="bg" fo:country="BG" fo:font-weight="normal" officeooo:rsid="0028c911" officeooo:paragraph-rsid="0029bd7f" style:font-size-asian="18pt" style:font-weight-asian="normal" style:font-size-complex="18pt" style:font-weight-complex="normal"/>
    </style:style>
    <style:style style:name="P5" style:family="paragraph" style:parent-style-name="Title">
      <style:paragraph-properties fo:margin-top="0.1701in" fo:margin-bottom="0.0201in" style:contextual-spacing="false"/>
      <style:text-properties style:font-name="Times New Roman" fo:font-size="40pt" fo:language="bg" fo:country="BG" officeooo:rsid="002604ca" officeooo:paragraph-rsid="002604ca" style:font-size-asian="40pt" style:font-size-complex="40pt"/>
    </style:style>
    <style:style style:name="P6" style:family="paragraph" style:parent-style-name="Subtitle">
      <style:paragraph-properties fo:margin-top="0.1189in" fo:margin-bottom="0.1189in" style:contextual-spacing="false"/>
      <style:text-properties style:font-name="Times New Roman" fo:language="bg" fo:country="BG" officeooo:rsid="002604ca" officeooo:paragraph-rsid="002604ca"/>
    </style:style>
    <style:style style:name="P7" style:family="paragraph" style:parent-style-name="Subtitle" style:master-page-name="">
      <style:paragraph-properties fo:margin-top="1in" fo:margin-bottom="0.0402in" style:contextual-spacing="false" style:page-number="auto"/>
      <style:text-properties fo:language="bg" fo:country="BG" fo:font-weight="bold" officeooo:rsid="002604ca" officeooo:paragraph-rsid="002604ca" style:font-weight-asian="bold" style:font-weight-complex="bold"/>
    </style:style>
    <style:style style:name="P8" style:family="paragraph" style:parent-style-name="Text_20_body">
      <style:paragraph-properties fo:margin-top="0.9in" fo:margin-bottom="0.0402in" style:contextual-spacing="false" fo:text-align="center" style:justify-single-word="false"/>
      <style:text-properties fo:language="bg" fo:country="BG" fo:font-weight="normal" officeooo:rsid="002e0594" officeooo:paragraph-rsid="002ff94f" style:font-weight-asian="normal" style:font-weight-complex="normal"/>
    </style:style>
    <style:style style:name="P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0" style:family="paragraph" style:parent-style-name="Header_20_left">
      <style:text-properties fo:font-size="16pt" fo:language="bg" fo:country="BG" officeooo:rsid="003089f7" officeooo:paragraph-rsid="003089f7" style:font-size-asian="16pt" style:font-size-complex="16pt"/>
    </style:style>
    <style:style style:name="P11" style:family="paragraph" style:parent-style-name="Heading_20_1" style:master-page-name="Index">
      <style:paragraph-properties fo:text-align="center" style:justify-single-word="false" style:page-number="1"/>
      <style:text-properties fo:language="bg" fo:country="BG" officeooo:rsid="00399377" officeooo:paragraph-rsid="00399377"/>
    </style:style>
    <style:style style:name="P12" style:family="paragraph" style:parent-style-name="Heading_20_1">
      <style:paragraph-properties fo:text-align="center" style:justify-single-word="false" fo:break-before="page"/>
      <style:text-properties fo:language="bg" fo:country="BG" officeooo:rsid="003bba70" officeooo:paragraph-rsid="003bba70"/>
    </style:style>
    <style:style style:name="P13" style:family="paragraph" style:parent-style-name="Text_20_body">
      <style:paragraph-properties fo:text-align="center" style:justify-single-word="false"/>
      <style:text-properties officeooo:paragraph-rsid="00399377"/>
    </style:style>
    <style:style style:name="P14" style:family="paragraph" style:parent-style-name="Text_20_body">
      <style:paragraph-properties fo:text-align="justify" style:justify-single-word="false"/>
      <style:text-properties fo:language="bg" fo:country="BG" officeooo:rsid="003d1ff2" officeooo:paragraph-rsid="003da068"/>
    </style:style>
    <style:style style:name="T1" style:family="text">
      <style:text-properties fo:language="bg" fo:country="BG" officeooo:rsid="002604ca"/>
    </style:style>
    <style:style style:name="T2" style:family="text">
      <style:text-properties fo:language="bg" fo:country="BG" officeooo:rsid="00399377"/>
    </style:style>
    <style:style style:name="T3" style:family="text">
      <style:text-properties style:font-name="Times New Roman" fo:font-size="18pt" officeooo:rsid="002ed705" style:font-size-asian="18pt" style:font-size-complex="18pt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officeooo:rsid="0029bd7f"/>
    </style:style>
    <style:style style:name="T6" style:family="text">
      <style:text-properties fo:font-weight="normal" officeooo:rsid="002604ca" style:font-weight-asian="normal" style:font-weight-complex="normal"/>
    </style:style>
    <style:style style:name="T7" style:family="text">
      <style:text-properties officeooo:rsid="003da068"/>
    </style:style>
    <style:style style:name="T8" style:family="text">
      <style:text-properties fo:language="en" fo:country="US" officeooo:rsid="003f3fc7"/>
    </style:style>
    <style:style style:name="T9" style:family="text">
      <style:text-properties officeooo:rsid="003f3f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ИПЛОМНА РАБОТА</text:p>
      <text:p text:style-name="P6">ЗА ПРИДОБИВАНЕ НА ТРЕТА СТЕПЕН НА ПРОФЕСИОНАЛНА КВАЛИФИКАЦИЯ</text:p>
      <text:p text:style-name="P7">Тема: Изграждане на комплекс от методи, средства и подходи при разработването на приложение: <text:line-break/>„Система за данъчни услуги“</text:p>
      <text:p text:style-name="P2"><text:span text:style-name="T1"/></text:p>
      <text:p text:style-name="P2"><text:span text:style-name="T1"/></text:p>
      <text:section text:style-name="Sect1" text:name="Section1">
        <text:p text:style-name="P3">Ученик: <text:line-break/><text:span text:style-name="T5">Иво Недев </text:span></text:p>
        <text:p text:style-name="P4">Ръководител консултант:<text:line-break/><text:span text:style-name="T5">Милен Василев</text:span></text:p>
      </text:section>
      <text:p text:style-name="P8"><text:span text:style-name="T4">Професия: „Приложен програмист“<text:line-break/>Специалност: „Приложно програмиране“<text:line-break/><text:line-break/></text:span><text:span text:style-name="T3">Велико Търново 2024г.</text:span></text:p>
      <text:h text:style-name="P11" text:outline-level="1"><text:bookmark-start text:name="__RefHeading___Toc93_95914007"/><text:bookmark-end text:name="__RefHeading___Toc93_95914007"/></text:h>
      <text:table-of-content text:style-name="Sect2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Съдържание</text:p>
          </text:index-title>
          <text:p text:style-name="P9"><text:a xlink:type="simple" xlink:href="#__RefHeading___Toc93_95914007" text:style-name="Index_20_Link" text:visited-style-name="Index_20_Link">Съдържание<text:tab/>1</text:a></text:p>
        </text:index-body>
      </text:table-of-content>
      <text:p text:style-name="P13"><text:span text:style-name="T2"/></text:p>
      <text:h text:style-name="P12" text:outline-level="1">Увод</text:h>
      <text:p text:style-name="P14"><text:tab/>Дипломната работа представя ревизия на уеб-базираното приложение „<text:span text:style-name="T6">Система за данъчни услуги</text:span>“. Като показва <text:span text:style-name="T7">целта на проекта,</text:span> използваните технологии при разработката му, подходите, чрез които е създадено и неговите характеристиките.</text:p>
      <text:p text:style-name="P14"><text:tab/>Целта на проекта е да улеснява <text:span text:style-name="T7">клиентите и</text:span> служителите в дадена община, <text:span text:style-name="T7">като</text:span> <text:span text:style-name="T7">разпределя клиенти по всички гишета, които предлагат желаната от тях услуга. Така се предотвратяват опашките и напреженията в обществената сградата. Всеки клиент може да направи заявка за всяка предоставяна услуга и проекта автоматично ще му изчисли на кое гише и в колко часа да бъде. </text:span><text:span text:style-name="T9">Не е нужна външна намеса за функционалността на проекта като обработката на данни може да бъде извършена изцяло от уеб интерфейса.</text:span></text:p>
      <text:p text:style-name="P14"><text:tab/><text:span text:style-name="T7">Приложението </text:span>„<text:span text:style-name="T6">Система за данъчни услуги</text:span>“ <text:span text:style-name="T7">е направено чр</text:span><text:span text:style-name="T9">ез </text:span><text:span text:style-name="T7">обектно ориентиран</text:span><text:span text:style-name="T9">ия</text:span><text:span text:style-name="T7"> език за програмиране </text:span><text:span text:style-name="T8">C# </text:span><text:span text:style-name="T9">и е разработено на интегрираната среда за разработка </text:span><text:span text:style-name="T8">Visual Studi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  <style:text-properties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left" style:display-name="Header left" style:family="paragraph" style:parent-style-name="Header" style:class="extra" style:master-page-name="Standard">
      <style:paragraph-properties style:page-number="0" fo:break-before="auto" fo:break-aft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37f7ad" officeooo:paragraph-rsid="0037f7ad"/>
    </style:style>
    <style:style style:name="MP2" style:family="paragraph" style:parent-style-name="Header_20_left">
      <style:text-properties fo:font-size="16pt" fo:language="bg" fo:country="BG" officeooo:rsid="003089f7" officeooo:paragraph-rsid="003089f7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0.06pt solid #000000" fo:border-left="none" fo:border-right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=</text:p>
        <text:p text:style-name="MP1"/>
      </style:header>
      <style:header-first>
        <text:p text:style-name="MP2">Природо-математическа гимназия „Васил Друмев“<draw:frame draw:style-name="Mfr1" draw:name="Image1" text:anchor-type="char" svg:x="5.6819in" svg:y="-0.4193in" svg:width="0.8965in" svg:height="0.9008in" draw:z-index="0"><draw:image xlink:href="Pictures/10000000000000CD000000CEC497DE40.jpg" xlink:type="simple" xlink:show="embed" xlink:actuate="onLoad" draw:mime-type="image/jpeg"/></draw:frame></text:p>
        <text:p text:style-name="MP2">Велико Търново</text:p>
      </style:head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Index" style:page-layout-name="Mpm3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6:47:04.529000000</meta:creation-date>
    <dc:date>2024-03-19T01:15:43.959000000</dc:date>
    <meta:editing-duration>PT6H49M35S</meta:editing-duration>
    <meta:editing-cycles>39</meta:editing-cycles>
    <meta:generator>LibreOffice/24.2.1.2$Windows_X86_64 LibreOffice_project/db4def46b0453cc22e2d0305797cf981b68ef5ac</meta:generator>
    <meta:print-date>2024-03-18T17:00:33.320000000</meta:print-date>
    <meta:printed-by>PDF files</meta:printed-by>
    <meta:document-statistic meta:table-count="0" meta:image-count="1" meta:object-count="0" meta:page-count="4" meta:paragraph-count="16" meta:word-count="187" meta:character-count="1328" meta:non-whitespace-character-count="1150"/>
  </office:meta>
</office:document-meta>
</file>